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86135" text:style-name="L1">
        <text:list-item>
          <text:p text:style-name="P1"><text:a xlink:type="simple" xlink:href="http://blog.froont.com/9-basic-principles-of-responsive-web-design/"><text:span text:style-name="T1">http://blog.froont.com/9-basic-principles-of-responsive-web-design/</text:span></text:a></text:p>
        </text:list-item>
        <text:list-item>
          <text:p text:style-name="P1"><text:a xlink:type="simple" xlink:href="http://designmodo.com/responsive-design-examples/">http://designmodo.com/responsive-design-examples/</text:a></text:p>
        </text:list-item>
        <text:list-item>
          <text:p text:style-name="P1"><text:a xlink:type="simple" xlink:href="http://alpatriott.ru/works/responsive/1.html">http://alpatriott.ru/works/responsive/1.html</text:a></text:p>
        </text:list-item>
        <text:list-item>
          <text:p text:style-name="P1"><text:a xlink:type="simple" xlink:href="http://alpatriott.ru/works/responsive/2.html">http://alpatriott.ru/works/responsive/2.html</text:a></text:p>
        </text:list-item>
        <text:list-item>
          <text:p text:style-name="P1"><text:a xlink:type="simple" xlink:href="http://alpatriott.ru/works/responsive/3.html">http://alpatriott.ru/works/responsive/3.html</text:a></text:p>
        </text:list-item>
        <text:list-item>
          <text:p text:style-name="P1"><text:a xlink:type="simple" xlink:href="http://alpatriott.ru/works/responsive/4.html">http://alpatriott.ru/works/responsive/4.html</text:a></text:p>
        </text:list-item>
        <text:list-item>
          <text:p text:style-name="P1"><text:a xlink:type="simple" xlink:href="http://alpatriott.ru/works/responsive/5.html">http://alpatriott.ru/works/responsive/5.html</text:a></text:p>
        </text:list-item>
        <text:list-item>
          <text:p text:style-name="P1"><text:a xlink:type="simple" xlink:href="http://habrahabr.ru/post/144003/">http://habrahabr.ru/post/144003/</text:a></text:p>
        </text:list-item>
        <text:list-item>
          <text:p text:style-name="P1"><text:a xlink:type="simple" xlink:href="http://habrahabr.ru/post/153103/">http://habrahabr.ru/post/153103/</text:a></text:p>
        </text:list-item>
        <text:list-item>
          <text:p text:style-name="P1"><text:a xlink:type="simple" xlink:href="http://habrahabr.ru/post/141199/">http://habrahabr.ru/post/141199/</text:a></text:p>
        </text:list-item>
        <text:list-item>
          <text:p text:style-name="P1"><text:a xlink:type="simple" xlink:href="http://habrahabr.ru/post/125247/">http://habrahabr.ru/post/125247/</text:a></text:p>
        </text:list-item>
        <text:list-item>
          <text:p text:style-name="P1"><text:a xlink:type="simple" xlink:href="http://habrahabr.ru/post/189726/">http://habrahabr.ru/post/189726/</text:a></text:p>
        </text:list-item>
        <text:list-item>
          <text:p text:style-name="P1"><text:a xlink:type="simple" xlink:href="http://bradfrost.github.io/this-is-responsive/patterns.html">http://bradfrost.github.io/this-is-responsive/patterns.html</text:a></text:p>
        </text:list-item>
        <text:list-item>
          <text:p text:style-name="P1"><text:a xlink:type="simple" xlink:href="http://www.w3schools.com/cssref/css3_pr_mediaquery.asp">http://www.w3schools.com/cssref/css3_pr_mediaquery.asp</text:a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8M30S</meta:editing-duration>
    <meta:editing-cycles>16</meta:editing-cycles>
    <meta:generator>OpenOffice.org/3.3$Win32 OpenOffice.org_project/330m20$Build-9567</meta:generator>
    <dc:date>2014-11-19T08:21:59.83</dc:date>
    <meta:document-statistic meta:table-count="0" meta:image-count="0" meta:object-count="0" meta:page-count="1" meta:paragraph-count="14" meta:word-count="28" meta:character-count="642"/>
    <meta:user-defined meta:name="Info 1"/>
    <meta:user-defined meta:name="Info 2"/>
    <meta:user-defined meta:name="Info 3"/>
    <meta:user-defined meta:name="Info 4"/>
  </office:meta>
</office:document-meta>
</file>